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898cm" fo:min-width="0.748cm" fo:padding-top="0.151cm" fo:padding-bottom="0.151cm" fo:padding-left="0.276cm" fo:padding-right="0.276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898cm" fo:min-width="0.748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ed1c24" draw:marker-start-width="0.279cm" draw:marker-end-width="0.279cm" draw:opacity="0%" draw:textarea-horizontal-align="justify" draw:textarea-vertical-align="middle" draw:auto-grow-height="false" fo:min-height="0.898cm" fo:min-width="0.748cm" fo:padding-top="0.151cm" fo:padding-bottom="0.151cm" fo:padding-left="0.276cm" fo:padding-right="0.276cm"/>
    </style:style>
    <style:style style:name="gr9" style:family="graphic" style:parent-style-name="standard">
      <style:graphic-properties svg:stroke-color="#ed1c24" draw:fill-color="#ed1c24" draw:textarea-horizontal-align="justify" draw:textarea-vertical-align="middle" draw:auto-grow-height="false" fo:min-height="0.034cm" fo:min-width="0cm"/>
    </style:style>
    <style:style style:name="gr10" style:family="graphic" style:parent-style-name="standard">
      <style:graphic-properties svg:stroke-width="0.053cm" svg:stroke-color="#ed1c24" draw:marker-start-width="0.279cm" draw:marker-end-width="0.279cm" draw:opacity="0%" draw:textarea-horizontal-align="justify" draw:textarea-vertical-align="middle" draw:auto-grow-height="false" fo:min-height="0.898cm" fo:min-width="0.748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width="0.053cm" svg:stroke-color="#ed1c24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ed1c24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opacity="0%"/>
      <style:paragraph-properties fo:text-align="center" style:writing-mode="lr-tb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text-properties fo:color="#ce181e"/>
    </style:style>
    <style:style style:name="P9" style:family="paragraph">
      <loext:graphic-properties draw:fill="none" draw:fill-color="#ffffff"/>
      <style:paragraph-properties style:writing-mode="lr-tb"/>
      <style:text-properties fo:color="#ce181e"/>
    </style:style>
    <style:style style:name="P10" style:family="paragraph">
      <style:paragraph-properties fo:text-align="center" style:writing-mode="lr-tb"/>
      <style:text-properties fo:color="#ce181e"/>
    </style:style>
    <style:style style:name="P11" style:family="paragraph">
      <loext:graphic-properties draw:opacity="0%"/>
      <style:paragraph-properties fo:text-align="center" style:writing-mode="lr-tb"/>
      <style:text-properties fo:color="#ce181e"/>
    </style:style>
    <style:style style:name="P12" style:family="paragraph">
      <loext:graphic-properties draw:fill-color="#ed1c24"/>
      <style:paragraph-properties fo:text-align="center"/>
      <style:text-properties fo:color="#ce181e"/>
    </style:style>
    <style:style style:name="P13" style:family="paragraph">
      <style:paragraph-properties fo:text-align="center"/>
      <style:text-properties fo:color="#ce181e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ce181e"/>
    </style:style>
    <style:style style:name="P15" style:family="paragraph">
      <loext:graphic-properties draw:fill="none" draw:fill-color="#ffffff"/>
    </style:style>
    <style:style style:name="T1" style:family="text">
      <style:text-properties fo:language="ru" fo:country="RU"/>
    </style:style>
    <style:style style:name="T2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5cm" svg:y1="3cm" svg:x2="6.3cm" svg:y2="3cm">
          <text:p/>
        </draw:line>
        <draw:frame draw:style-name="gr2" draw:text-style-name="P2" draw:layer="layout" svg:width="2.013cm" svg:height="0.962cm" svg:x="2.6cm" svg:y="1.3cm">
          <draw:text-box>
            <text:p>Head</text:p>
          </draw:text-box>
        </draw:frame>
        <draw:frame draw:style-name="gr3" draw:text-style-name="P4" draw:layer="layout" svg:width="2.1cm" svg:height="0.962cm" svg:x="23.742cm" svg:y="4cm">
          <draw:text-box>
            <text:p text:style-name="P3">Back</text:p>
          </draw:text-box>
        </draw:frame>
        <draw:g>
          <draw:custom-shape draw:style-name="gr4" draw:text-style-name="P6" draw:layer="layout" svg:width="1.3cm" svg:height="1.2cm" svg:x="2.3cm" svg:y="2.4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4cm" svg:height="0.4cm" svg:x="4.048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1.3cm" svg:height="1.2cm" svg:x="3.6cm" svg:y="2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3cm" svg:height="1.2cm" svg:x="6.5cm" svg:y="2.4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4cm" svg:height="0.4cm" svg:x="8.248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1.3cm" svg:height="1.2cm" svg:x="7.8cm" svg:y="2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3cm" svg:height="1.2cm" svg:x="10.8cm" svg:y="2.4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4cm" svg:height="0.4cm" svg:x="12.548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1.3cm" svg:height="1.2cm" svg:x="12.1cm" svg:y="2.4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9.3cm" svg:y1="3cm" svg:x2="10.6cm" svg:y2="3cm">
          <text:p/>
        </draw:line>
        <draw:line draw:style-name="gr1" draw:text-style-name="P1" draw:layer="layout" svg:x1="13.6cm" svg:y1="3cm" svg:x2="14.9cm" svg:y2="3cm">
          <text:p/>
        </draw:line>
        <draw:g>
          <draw:custom-shape draw:style-name="gr4" draw:text-style-name="P6" draw:layer="layout" svg:width="1.3cm" svg:height="1.2cm" svg:x="15cm" svg:y="2.4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4cm" svg:height="0.4cm" svg:x="16.748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1.3cm" svg:height="1.2cm" svg:x="16.3cm" svg:y="2.4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17.8cm" svg:y1="3cm" svg:x2="19cm" svg:y2="3cm">
          <text:p/>
        </draw:line>
        <draw:line draw:style-name="gr7" draw:text-style-name="P1" draw:layer="layout" svg:x1="26cm" svg:y1="2.442cm" svg:x2="24.7cm" svg:y2="3.614cm">
          <text:p/>
        </draw:line>
        <draw:frame draw:style-name="gr3" draw:text-style-name="P2" draw:layer="layout" svg:width="1.45cm" svg:height="0.962cm" svg:x="23.95cm" svg:y="1.314cm">
          <draw:text-box>
            <text:p>Tail</text:p>
          </draw:text-box>
        </draw:frame>
        <draw:custom-shape draw:style-name="gr4" draw:text-style-name="P6" draw:layer="layout" svg:width="1.3cm" svg:height="1.2cm" svg:x="23.4cm" svg:y="2.414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3cm" svg:height="1.2cm" svg:x="24.7cm" svg:y="2.41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cm" svg:y1="3.014cm" svg:x2="23.2cm" svg:y2="3.014cm">
          <text:p/>
        </draw:line>
        <draw:g>
          <draw:custom-shape draw:style-name="gr4" draw:text-style-name="P6" draw:layer="layout" svg:width="1.3cm" svg:height="1.2cm" svg:x="19.2cm" svg:y="2.4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4cm" svg:height="0.4cm" svg:x="20.948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1.3cm" svg:height="1.2cm" svg:x="20.5cm" svg:y="2.4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4" draw:layer="layout" svg:width="2.1cm" svg:height="0.962cm" svg:x="2.5cm" svg:y="3.938cm">
          <draw:text-box>
            <text:p text:style-name="P3">Front</text:p>
          </draw:text-box>
        </draw:frame>
        <draw:frame draw:style-name="gr2" draw:text-style-name="P9" draw:layer="layout" svg:width="2.013cm" svg:height="0.962cm" svg:x="4.687cm" svg:y="5.9cm">
          <draw:text-box>
            <text:p text:style-name="P8">Head</text:p>
          </draw:text-box>
        </draw:frame>
        <draw:frame draw:style-name="gr3" draw:text-style-name="P4" draw:layer="layout" svg:width="2.1cm" svg:height="0.962cm" svg:x="21.642cm" svg:y="8.6cm">
          <draw:text-box>
            <text:p text:style-name="P3">Back</text:p>
          </draw:text-box>
        </draw:frame>
        <draw:g>
          <draw:custom-shape draw:style-name="gr8" draw:text-style-name="P11" draw:layer="layout" svg:width="1.3cm" svg:height="1.2cm" svg:x="4.4cm" svg:y="7cm">
            <text:p text:style-name="P10">5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4cm" svg:height="0.4cm" svg:x="6.148cm" svg:y="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1.3cm" svg:height="1.2cm" svg:x="5.7cm" svg:y="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3cm" svg:height="1.2cm" svg:x="8.7cm" svg:y="7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4cm" svg:height="0.4cm" svg:x="10.448cm" svg:y="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1.3cm" svg:height="1.2cm" svg:x="10cm" svg:y="7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7.2cm" svg:y1="7.6cm" svg:x2="8.5cm" svg:y2="7.6cm">
          <text:p/>
        </draw:line>
        <draw:line draw:style-name="gr1" draw:text-style-name="P1" draw:layer="layout" svg:x1="11.5cm" svg:y1="7.6cm" svg:x2="12.8cm" svg:y2="7.6cm">
          <text:p/>
        </draw:line>
        <draw:g>
          <draw:custom-shape draw:style-name="gr4" draw:text-style-name="P6" draw:layer="layout" svg:width="1.3cm" svg:height="1.2cm" svg:x="12.9cm" svg:y="7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4cm" svg:height="0.4cm" svg:x="14.648cm" svg:y="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1.3cm" svg:height="1.2cm" svg:x="14.2cm" svg:y="7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15.7cm" svg:y1="7.6cm" svg:x2="16.9cm" svg:y2="7.6cm">
          <text:p/>
        </draw:line>
        <draw:line draw:style-name="gr7" draw:text-style-name="P1" draw:layer="layout" svg:x1="23.9cm" svg:y1="7.042cm" svg:x2="22.6cm" svg:y2="8.214cm">
          <text:p/>
        </draw:line>
        <draw:frame draw:style-name="gr3" draw:text-style-name="P2" draw:layer="layout" svg:width="1.45cm" svg:height="0.962cm" svg:x="21.85cm" svg:y="5.914cm">
          <draw:text-box>
            <text:p>Tail</text:p>
          </draw:text-box>
        </draw:frame>
        <draw:custom-shape draw:style-name="gr4" draw:text-style-name="P6" draw:layer="layout" svg:width="1.3cm" svg:height="1.2cm" svg:x="21.3cm" svg:y="7.014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3cm" svg:height="1.2cm" svg:x="22.6cm" svg:y="7.01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9cm" svg:y1="7.614cm" svg:x2="21.1cm" svg:y2="7.614cm">
          <text:p/>
        </draw:line>
        <draw:g>
          <draw:custom-shape draw:style-name="gr4" draw:text-style-name="P6" draw:layer="layout" svg:width="1.3cm" svg:height="1.2cm" svg:x="17.1cm" svg:y="7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4cm" svg:height="0.4cm" svg:x="18.848cm" svg:y="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1.3cm" svg:height="1.2cm" svg:x="18.4cm" svg:y="7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14" draw:layer="layout" svg:width="2.1cm" svg:height="0.962cm" svg:x="4.7cm" svg:y="8.5cm">
          <draw:text-box>
            <text:p text:style-name="P13">Front</text:p>
          </draw:text-box>
        </draw:frame>
        <draw:frame draw:style-name="gr2" draw:text-style-name="P2" draw:layer="layout" svg:width="2.013cm" svg:height="0.962cm" svg:x="4.704cm" svg:y="10cm">
          <draw:text-box>
            <text:p>Head</text:p>
          </draw:text-box>
        </draw:frame>
        <draw:g>
          <draw:custom-shape draw:style-name="gr4" draw:text-style-name="P6" draw:layer="layout" svg:width="1.3cm" svg:height="1.2cm" svg:x="4.404cm" svg:y="11.2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4cm" svg:height="0.4cm" svg:x="6.152cm" svg:y="11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1.3cm" svg:height="1.2cm" svg:x="5.704cm" svg:y="11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3cm" svg:height="1.2cm" svg:x="8.704cm" svg:y="11.2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4cm" svg:height="0.4cm" svg:x="10.452cm" svg:y="11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1.3cm" svg:height="1.2cm" svg:x="10.004cm" svg:y="11.2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7.204cm" svg:y1="11.8cm" svg:x2="8.504cm" svg:y2="11.8cm">
          <text:p/>
        </draw:line>
        <draw:line draw:style-name="gr1" draw:text-style-name="P1" draw:layer="layout" svg:x1="11.504cm" svg:y1="11.8cm" svg:x2="12.804cm" svg:y2="11.8cm">
          <text:p/>
        </draw:line>
        <draw:g>
          <draw:custom-shape draw:style-name="gr4" draw:text-style-name="P6" draw:layer="layout" svg:width="1.3cm" svg:height="1.2cm" svg:x="12.904cm" svg:y="11.2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4cm" svg:height="0.4cm" svg:x="14.652cm" svg:y="11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1.3cm" svg:height="1.2cm" svg:x="14.204cm" svg:y="11.2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15.704cm" svg:y1="11.8cm" svg:x2="16.904cm" svg:y2="11.8cm">
          <text:p/>
        </draw:line>
        <draw:line draw:style-name="gr1" draw:text-style-name="P1" draw:layer="layout" svg:x1="19.904cm" svg:y1="11.814cm" svg:x2="21.104cm" svg:y2="11.814cm">
          <text:p/>
        </draw:line>
        <draw:g>
          <draw:custom-shape draw:style-name="gr4" draw:text-style-name="P6" draw:layer="layout" svg:width="1.3cm" svg:height="1.2cm" svg:x="17.104cm" svg:y="11.2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4cm" svg:height="0.4cm" svg:x="18.852cm" svg:y="11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1.3cm" svg:height="1.2cm" svg:x="18.404cm" svg:y="11.2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4" draw:layer="layout" svg:width="2.1cm" svg:height="0.962cm" svg:x="4.704cm" svg:y="12.638cm">
          <draw:text-box>
            <text:p text:style-name="P3">Front</text:p>
          </draw:text-box>
        </draw:frame>
        <draw:frame draw:style-name="gr11" draw:text-style-name="P15" draw:layer="layout" svg:width="1.065cm" svg:height="0.962cm" svg:x="13.7cm" svg:y="4.8cm">
          <draw:text-box>
            <text:p>а)</text:p>
          </draw:text-box>
        </draw:frame>
        <draw:frame draw:style-name="gr11" draw:text-style-name="P15" draw:layer="layout" svg:width="8.498cm" svg:height="0.962cm" svg:x="11.613cm" svg:y="8.938cm">
          <draw:text-box>
            <text:p>б) PopFront() <text:span text:style-name="T1">возвращает</text:span> 2</text:p>
          </draw:text-box>
        </draw:frame>
        <draw:frame draw:style-name="gr11" draw:text-style-name="P15" draw:layer="layout" svg:width="4.858cm" svg:height="0.962cm" svg:x="11.7cm" svg:y="13.2cm">
          <draw:text-box>
            <text:p>в) PushBack(9)</text:p>
          </draw:text-box>
        </draw:frame>
        <draw:frame draw:style-name="gr3" draw:text-style-name="P14" draw:layer="layout" svg:width="2.1cm" svg:height="0.962cm" svg:x="25.942cm" svg:y="12.8cm">
          <draw:text-box>
            <text:p text:style-name="P13"><text:span text:style-name="T2">Back</text:span></text:p>
          </draw:text-box>
        </draw:frame>
        <draw:line draw:style-name="gr12" draw:text-style-name="P1" draw:layer="layout" svg:x1="28.104cm" svg:y1="11.242cm" svg:x2="26.804cm" svg:y2="12.414cm">
          <text:p/>
        </draw:line>
        <draw:frame draw:style-name="gr3" draw:text-style-name="P9" draw:layer="layout" svg:width="1.45cm" svg:height="0.962cm" svg:x="26.054cm" svg:y="10.114cm">
          <draw:text-box>
            <text:p text:style-name="P8"><text:span text:style-name="T2">Tail</text:span></text:p>
          </draw:text-box>
        </draw:frame>
        <draw:custom-shape draw:style-name="gr8" draw:text-style-name="P11" draw:layer="layout" svg:width="1.3cm" svg:height="1.2cm" svg:x="25.504cm" svg:y="11.214cm">
          <text:p text:style-name="P10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3cm" svg:height="1.2cm" svg:x="26.804cm" svg:y="11.214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24.104cm" svg:y1="11.814cm" svg:x2="25.304cm" svg:y2="11.814cm">
          <text:p/>
        </draw:line>
        <draw:g>
          <draw:custom-shape draw:style-name="gr4" draw:text-style-name="P6" draw:layer="layout" svg:width="1.3cm" svg:height="1.2cm" svg:x="21.304cm" svg:y="11.2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4cm" svg:height="0.4cm" svg:x="23.052cm" svg:y="11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1.3cm" svg:height="1.2cm" svg:x="22.604cm" svg:y="11.2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cm" fo:page-height="1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4T09:42:40.170741855</meta:creation-date>
    <dc:date>2021-11-17T12:11:24.606000000</dc:date>
    <meta:editing-duration>PT25M48S</meta:editing-duration>
    <meta:editing-cycles>12</meta:editing-cycles>
    <meta:generator>LibreOffice/5.4.3.2$Windows_X86_64 LibreOffice_project/92a7159f7e4af62137622921e809f8546db437e5</meta:generator>
    <meta:document-statistic meta:object-count="94"/>
  </office:meta>
</office:document-meta>
</file>